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outline1">
      <style:graphic-properties fo:min-height="11.929cm"/>
    </style:style>
    <style:style style:name="pr3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Feature Pyramid Network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为什么不愿意使用图像金字塔？</text:p>
                <text:list>
                  <text:list-item>
                    <text:list>
                      <text:list-item>
                        <text:p>耗时，耗内存</text:p>
                      </text:list-item>
                    </text:list>
                  </text:list-item>
                </text:list>
              </text:list-item>
              <text:list-item>
                <text:p>FPN</text:p>
                <text:list>
                  <text:list-item>
                    <text:list>
                      <text:list-item>
                        <text:p>多尺度金字塔特征，耗时少</text:p>
                      </text:list-item>
                      <text:list-item>
                        <text:p>Bottom-Up和Top-Down +横向连接结构</text:p>
                      </text:list-item>
                      <text:list-item>
                        <text:p>作为通用特征提取器</text:p>
                      </text:list-item>
                      <text:list-item>
                        <text:p>结合Faster R-CNN，结果挺不错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Feature Pyramid Network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想法来源</text:p>
                <text:list>
                  <text:list-item>
                    <text:list>
                      <text:list-item>
                        <text:p>图像金字塔不是唯一的多尺度方案</text:p>
                      </text:list-item>
                      <text:list-item>
                        <text:p>含有subsampling层的卷积网络本身就包含多尺度结构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23:28:15.619780675</meta:creation-date>
    <dc:date>2018-09-18T00:43:09.828343024</dc:date>
    <meta:editing-duration>PT1H14M45S</meta:editing-duration>
    <meta:editing-cycles>18</meta:editing-cycles>
    <meta:generator>LibreOffice/5.1.6.2$Linux_X86_64 LibreOffice_project/10m0$Build-2</meta:generator>
    <meta:document-statistic meta:object-count="49"/>
  </office:meta>
</office:document-meta>
</file>